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T2" style:parent-style-name="Policepardéfaut" style:family="text">
      <style:text-properties fo:language="fr" fo:country="FR"/>
    </style:style>
    <style:style style:name="T3" style:parent-style-name="Policepardéfaut" style:family="text">
      <style:text-properties fo:language="fr" fo:country="FR"/>
    </style:style>
    <style:style style:name="T4" style:parent-style-name="Policepardéfaut" style:family="text">
      <style:text-properties fo:language="fr" fo:country="FR"/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T10" style:parent-style-name="Policepardéfaut" style:family="text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name="T14" style:parent-style-name="Policepardéfaut" style:family="text">
      <style:text-properties fo:language="fr" fo:country="FR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fo:language="fr" fo:country="FR"/>
    </style:style>
    <style:style style:name="T17" style:parent-style-name="Policepardéfaut" style:family="text">
      <style:text-properties fo:language="fr" fo:country="FR"/>
    </style:style>
    <style:style style:name="T18" style:parent-style-name="Policepardéfaut" style:family="text">
      <style:text-properties fo:language="fr" fo:country="FR"/>
    </style:style>
    <style:style style:name="T19" style:parent-style-name="Policepardéfaut" style:family="text">
      <style:text-properties fo:language="fr" fo:country="FR"/>
    </style:style>
    <style:style style:name="T20" style:parent-style-name="Policepardéfaut" style:family="text">
      <style:text-properties fo:language="fr" fo:country="FR"/>
    </style:style>
    <style:style style:name="T21" style:parent-style-name="Policepardéfaut" style:family="text">
      <style:text-properties fo:language="fr" fo:country="FR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Eric Li :<text:s/>«The kid »</text:p>
      <text:p text:style-name="Standard"><text:span text:style-name="T2"><text:tab/></text:span><text:span text:style-name="T3">J'ai eu mon premier ordinateur</text:span><text:span text:style-name="T4"><text:s/></text:span><text:span text:style-name="T5">à l'âge de<text:s/></text:span><text:span text:style-name="T6">7 ans. Au début, je le voyais</text:span><text:span text:style-name="T7"><text:s/>comme un substitut à la télévision mais j'ai réalisé qu'avec l'internet, l'ordinateur était en fait un outil formidable pour jouer et me divertir. C'est en grandissant<text:s/></text:span><text:span text:style-name="T8">que j'ai réalisé le potentiel de l'ordinateur et son utilité. Il m'a toujours fasciné par sa complexité cachée et son fonctionnement. Mon intérêt pour l'i</text:span><text:span text:style-name="T9">nformatique s'est surtout accru</text:span><text:span text:style-name="T10"><text:s/>lors de ma seconde lorsqu'on a touché à l'algorithmie en cours de mat</text:span><text:span text:style-name="T11">hématiques et s'est con</text:span><text:span text:style-name="T12">firmé en première et en terminal</text:span><text:span text:style-name="T13"><text:s/>lorsque mon cousin</text:span><text:span text:style-name="T14"><text:s/>et un ancien diplômé de l'EPITA</text:span><text:span text:style-name="T15"><text:s/>m'ont encouragé à poursuivre des études dans ce domaine</text:span><text:span text:style-name="T16">.<text:s/></text:span><text:span text:style-name="T17">Je me suis alors intéressé au langage C++ en autodidacte. Mais j'ai trouvé</text:span><text:span text:style-name="T18"><text:s/>que</text:span><text:span text:style-name="T19"><text:s/>c'était compliqu</text:span><text:span text:style-name="T20">é et j'ai acquis du vocabulaire et des connaissances théoriques<text:s/></text:span><text:span text:style-name="T21">même si j'ai codé un peu. Je suis don</text:span><text:span text:style-name="T22">c naturellement rentré à l'EPITA. Le projet est pour moi</text:span><text:span text:style-name="T23"><text:s/>une formidable opportunité d'approfondir nos connaissances en informatique et<text:s/></text:span><text:span text:style-name="T24">de découvrir le</text:span><text:span text:style-name="T25"><text:s/>travail d'équipe ce qui me sera grandement</text:span><text:span text:style-name="T26"><text:s/>utile</text:span><text:span text:style-name="T27"><text:s/>dans ma carrièr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/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ssie_h</dc:creator>
    <meta:creation-date>2009-04-16T11:32:00Z</meta:creation-date>
    <dc:date>2015-01-14T22:58:00Z</dc:date>
    <meta:template xlink:href="Normal.dotm" xlink:type="simple"/>
    <meta:editing-cycles>4</meta:editing-cycles>
    <meta:editing-duration>PT240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8" meta:character-count="1093" meta:row-count="7" meta:non-whitespace-character-count="927"/>
  </office:meta>
</office:document-meta>
</file>